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riweather" svg:font-family="Merriweather,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Planering: </text:span><text:line-break/><text:line-break/><text:span text:style-name="T4">Uppdrag:</text:span></text:p>
      <text:p text:style-name="P1">Skapa program till adoptionsbyrå för husdjur som kunder kan använda för att finna information om olika saker. </text:p>
      <text:p text:style-name="Standard"/>
      <text:p text:style-name="Standard">Skapa meny till företagets program som möjliggör flera val genom if-satser. För att återgå till menyn efteråt trycker användaren enter och kan välja ett nytt val genom en while-loop. </text:p>
      <text:p text:style-name="Standard"/>
      <text:p text:style-name="Standard"><text:span text:style-name="T1">Val 1 – Information om olika djurarter.</text:span> Kunden kan skriva in ett djur (input) för att få mer information om detta djur. Minst tre arter, plus felmeddelande om info ej finns. </text:p>
      <text:p text:style-name="Standard"/>
      <text:p text:style-name="Standard"><text:span text:style-name="T1">Val 2 – Se innevarande djur.</text:span> Användaren kan se lista över innevarande djur som finns tillgängliga för adoption och kan sedan välja att se mer information om enskilda djur genom att skriva in namnet. Dessa är sparade i variabler som hämtar informationen om djuren genom if-satser. Genom en while-loop kan användaren återgå till undermenyn. Om användaren vill återgå till huvudmenyn anger denna EXIT och loopen avslutas då med break och återgår till huvudmenyn.</text:p>
      <text:p text:style-name="Standard"/>
      <text:p text:style-name="Standard"><text:span text:style-name="T3">Val 3 – Räkna ut kostnad</text:span> Användaren kan välja att räkna ut kostnad för själva adoptionen samt ungefärlig kostnad för ägande. </text:p>
      <text:p text:style-name="Standard">Funktionen AdoptCost anger en fast uträkning av kostnaden för adoption beroende på djur som kunden anger (villkor). </text:p>
      <text:p text:style-name="Standard">Funktionen OwnCost anger en fast uträkning av kostnaden för ägande beroende på djur som kunden anger (villkor) samt en utförlig redovisning av kostnader (print). </text:p>
      <text:p text:style-name="Standard">Om användaren anger EXIT så återgår programmet till huvudmenyn.</text:p>
      <text:p text:style-name="Standard"/>
      <text:p text:style-name="Standard"><text:span text:style-name="T1">Val 4 – Om företaget. </text:span><text:span text:style-name="T5">Kunden kan få mer information om själva företaget genom detta alternativ. Det finns också undermenyer för </text:span><text:span text:style-name="T1">Företagsfakta, Om oss, </text:span><text:span text:style-name="T5">samt </text:span><text:span text:style-name="T1">Om våra djur</text:span></text:p>
      <text:p text:style-name="Standard"><text:s text:c="3"/></text:p>
      <text:p text:style-name="Standard"><text:span text:style-name="T1">Val 5 – Avsluta programmet. </text:span>Avslutar loopen med break och avslutar programmet. </text:p>
      <text:p text:style-name="Standard"/>
      <text:p text:style-name="Standard">Om något går fel i programmet fångas detta upp med try/except. </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riweather" svg:font-family="Merriweather,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icki Lindstrand</meta:initial-creator>
    <meta:creation-date>2022-04-05T13:20:12.35</meta:creation-date>
    <dc:date>2022-04-16T15:55:51.95</dc:date>
    <dc:creator>Kicki Lindstrand</dc:creator>
    <meta:editing-duration>P3DT6H32M57S</meta:editing-duration>
    <meta:editing-cycles>3</meta:editing-cycles>
    <meta:generator>OpenOffice/4.1.11$Win32 OpenOffice.org_project/4111m1$Build-9808</meta:generator>
    <meta:document-statistic meta:table-count="0" meta:image-count="0" meta:object-count="0" meta:page-count="1" meta:paragraph-count="13" meta:word-count="274" meta:character-count="1726"/>
  </office:meta>
</office:document-meta>
</file>